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4:17:51.744650459</meta:creation-date>
    <dc:date>2019-07-08T14:25:29.673128619</dc:date>
    <meta:editing-duration>PT7M37S</meta:editing-duration>
    <meta:editing-cycles>3</meta:editing-cycles>
    <meta:generator>LibreOffice/6.0.7.3$Linux_X86_64 LibreOffice_project/00m0$Build-3</meta:generator>
    <meta:document-statistic meta:table-count="1" meta:cell-count="153" meta:object-count="0"/>
  </office:meta>
</office:document-meta>
</file>